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Size of VM = 1 G</text:p>
          </table:table-cell>
          <table:table-cell/>
          <table:table-cell table:style-name="ce1" office:value-type="string" calcext:value-type="string">
            <text:p># of Records</text:p>
          </table:table-cell>
          <table:table-cell table:style-name="ce2" office:value-type="string" calcext:value-type="string">
            <text:p>Times:</text:p>
          </table:table-cell>
          <table:table-cell table:style-name="ce1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</table:table-row>
        <table:table-row table:style-name="ro1">
          <table:table-cell table:style-name="ce1" office:value-type="string" calcext:value-type="string">
            <text:p>Workload A</text:p>
          </table:table-cell>
          <table:table-cell table:style-name="ce1" office:value-type="string" calcext:value-type="string">
            <text:p>Cleanup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AVERAGE(0.5;0.5;0.25)" office:value-type="float" office:value="0.416666666666667" calcext:value-type="float">
            <text:p>0.4166666667</text:p>
          </table:table-cell>
          <table:table-cell table:formula="of:=(0+0+0)/3" office:value-type="float" office:value="0" calcext:value-type="float">
            <text:p>0</text:p>
          </table:table-cell>
          <table:table-cell table:formula="of:=(1+1+1)/3" office:value-type="float" office:value="1" calcext:value-type="float">
            <text:p>1</text:p>
          </table:table-cell>
          <table:table-cell table:formula="of:=(1+1+1)/3" office:value-type="float" office:value="1" calcext:value-type="float">
            <text:p>1</text:p>
          </table:table-cell>
          <table:table-cell table:formula="of:=(1+1+1)/3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200000" calcext:value-type="float">
            <text:p>200000</text:p>
          </table:table-cell>
          <table:table-cell/>
          <table:table-cell table:style-name="ce3" table:formula="of:=AVERAGE(0.5; 0.5; 0.75)" office:value-type="float" office:value="0.583333333333333" calcext:value-type="float">
            <text:p>0.5833333333</text:p>
          </table:table-cell>
          <table:table-cell table:formula="of:=AVERAGE(0; 0; 0)" office:value-type="float" office:value="0" calcext:value-type="float">
            <text:p>0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1; 1; 1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/>
          <table:table-cell table:formula="of:=AVERAGE(0.25; 0.75; 0.5)" office:value-type="float" office:value="0.5" calcext:value-type="float">
            <text:p>0.5</text:p>
          </table:table-cell>
          <table:table-cell table:formula="of:=AVERAGE(0;0;0)" office:value-type="float" office:value="0" calcext:value-type="float">
            <text:p>0</text:p>
          </table:table-cell>
          <table:table-cell table:formula="of:=AVERAGE(1;3;1)" office:value-type="float" office:value="1.66666666666667" calcext:value-type="float">
            <text:p>1.6666666667</text:p>
          </table:table-cell>
          <table:table-cell table:formula="of:=AVERAGE(1; 3; 1)" office:value-type="float" office:value="1.66666666666667" calcext:value-type="float">
            <text:p>1.6666666667</text:p>
          </table:table-cell>
          <table:table-cell table:formula="of:=AVERAGE(1; 3; 1)" office:value-type="float" office:value="1.66666666666667" calcext:value-type="float">
            <text:p>1.6666666667</text:p>
          </table:table-cell>
        </table:table-row>
        <table:table-row table:style-name="ro1">
          <table:table-cell table:number-columns-repeated="2"/>
          <table:table-cell office:value-type="float" office:value="10000000" calcext:value-type="float">
            <text:p>10000000</text:p>
          </table:table-cell>
          <table:table-cell/>
          <table:table-cell table:formula="of:=AVERAGE(1.25; 0.75; 0.25)" office:value-type="float" office:value="0.75" calcext:value-type="float">
            <text:p>0.75</text:p>
          </table:table-cell>
          <table:table-cell table:formula="of:=AVERAGE(1; 0; 0)" office:value-type="float" office:value="0.333333333333333" calcext:value-type="float">
            <text:p>0.3333333333</text:p>
          </table:table-cell>
          <table:table-cell table:formula="of:=AVERAGE(2; 2; 1)" office:value-type="float" office:value="1.66666666666667" calcext:value-type="float">
            <text:p>1.6666666667</text:p>
          </table:table-cell>
          <table:table-cell table:formula="of:=AVERAGE(2; 2; 1)" office:value-type="float" office:value="1.66666666666667" calcext:value-type="float">
            <text:p>1.6666666667</text:p>
          </table:table-cell>
          <table:table-cell table:formula="of:=AVERAGE(2; 2; 1)" office:value-type="float" office:value="1.66666666666667" calcext:value-type="float">
            <text:p>1.6666666667</text:p>
          </table:table-cell>
        </table:table-row>
        <table:table-row table:style-name="ro1">
          <table:table-cell office:value-type="string" calcext:value-type="string">
            <text:p>Runs <text:span text:style-name="T1">THREE TIMES</text:span> to get averages of all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Read</text:p>
          </table:table-cell>
          <table:table-cell table:formula="of:=[.C2]" office:value-type="float" office:value="10000" calcext:value-type="float">
            <text:p>10000</text:p>
          </table:table-cell>
          <table:table-cell/>
          <table:table-cell table:formula="of:=AVERAGE(813.567578319244;650.131305044035;650.131305044035)" office:value-type="float" office:value="704.610062802438" calcext:value-type="float">
            <text:p>704.6100628024</text:p>
          </table:table-cell>
          <table:table-cell table:formula="of:=AVERAGE(23;22;25)" office:value-type="float" office:value="23.3333333333333" calcext:value-type="float">
            <text:p>23.3333333333</text:p>
          </table:table-cell>
          <table:table-cell table:formula="of:=AVERAGE(146047;156031;53695)" office:value-type="float" office:value="118591" calcext:value-type="float">
            <text:p>118591</text:p>
          </table:table-cell>
          <table:table-cell table:formula="of:=AVERAGE(2235;1616;1363)" office:value-type="float" office:value="1738" calcext:value-type="float">
            <text:p>1738</text:p>
          </table:table-cell>
          <table:table-cell table:formula="of:=AVERAGE(12727;10575;10871)" office:value-type="float" office:value="11391" calcext:value-type="float">
            <text:p>11391</text:p>
          </table:table-cell>
        </table:table-row>
        <table:table-row table:style-name="ro1">
          <table:table-cell table:number-columns-repeated="2"/>
          <table:table-cell table:formula="of:=[.C3]" office:value-type="float" office:value="200000" calcext:value-type="float">
            <text:p>200000</text:p>
          </table:table-cell>
          <table:table-cell/>
          <table:table-cell table:formula="of:=AVERAGE(3935.50582031639; 2777.94507917418; 2204.41406092395)" office:value-type="float" office:value="2972.62165347151" calcext:value-type="float">
            <text:p>2972.6216534715</text:p>
          </table:table-cell>
          <table:table-cell table:formula="of:=AVERAGE(23; 22; 24)" office:value-type="float" office:value="23" calcext:value-type="float">
            <text:p>23</text:p>
          </table:table-cell>
          <table:table-cell table:formula="of:=AVERAGE(153599; 140415; 146303)" office:value-type="float" office:value="146772.333333333" calcext:value-type="float">
            <text:p>146772.333333333</text:p>
          </table:table-cell>
          <table:table-cell table:formula="of:=AVERAGE(18527; 12295; 9591)" office:value-type="float" office:value="13471" calcext:value-type="float">
            <text:p>13471</text:p>
          </table:table-cell>
          <table:table-cell table:formula="of:=AVERAGE(52223; 46399; 40671)" office:value-type="float" office:value="46431" calcext:value-type="float">
            <text:p>46431</text:p>
          </table:table-cell>
        </table:table-row>
        <table:table-row table:style-name="ro1">
          <table:table-cell table:number-columns-repeated="2"/>
          <table:table-cell table:formula="of:=[.C4]" office:value-type="float" office:value="1000000" calcext:value-type="float">
            <text:p>1000000</text:p>
          </table:table-cell>
          <table:table-cell/>
          <table:table-cell table:formula="of:=AVERAGE(1869.4325893304; 1812.47345839154; 1813.8147926037)" office:value-type="float" office:value="1831.90694677521" calcext:value-type="float">
            <text:p>1831.9069467752</text:p>
          </table:table-cell>
          <table:table-cell table:formula="of:=AVERAGE(23; 23; 22)" office:value-type="float" office:value="22.6666666666667" calcext:value-type="float">
            <text:p>22.6666666667</text:p>
          </table:table-cell>
          <table:table-cell table:formula="of:=AVERAGE(140927; 124223; 147199)" office:value-type="float" office:value="137449.666666667" calcext:value-type="float">
            <text:p>137449.666666667</text:p>
          </table:table-cell>
          <table:table-cell table:formula="of:=AVERAGE(5603; 5499; 5447)" office:value-type="float" office:value="5516.33333333333" calcext:value-type="float">
            <text:p>5516.3333333333</text:p>
          </table:table-cell>
          <table:table-cell table:formula="of:=AVERAGE(33663; 37343;36351)" office:value-type="float" office:value="35785.6666666667" calcext:value-type="float">
            <text:p>35785.6666666667</text:p>
          </table:table-cell>
        </table:table-row>
        <table:table-row table:style-name="ro1">
          <table:table-cell table:number-columns-repeated="2"/>
          <table:table-cell table:formula="of:=[.C5]" office:value-type="float" office:value="10000000" calcext:value-type="float">
            <text:p>10000000</text:p>
          </table:table-cell>
          <table:table-cell/>
          <table:table-cell table:formula="of:=AVERAGE(1937.4085129906; 1852.37927170868; 2138.73123620309)" office:value-type="float" office:value="1976.17300696746" calcext:value-type="float">
            <text:p>1976.1730069675</text:p>
          </table:table-cell>
          <table:table-cell table:formula="of:=AVERAGE(26; 26; 27)" office:value-type="float" office:value="26.3333333333333" calcext:value-type="float">
            <text:p>26.3333333333</text:p>
          </table:table-cell>
          <table:table-cell table:formula="of:=AVERAGE(78783; 73983; 90623)" office:value-type="float" office:value="81129.6666666667" calcext:value-type="float">
            <text:p>81129.6666666667</text:p>
          </table:table-cell>
          <table:table-cell table:formula="of:=AVERAGE(5867; 5579; 6487)" office:value-type="float" office:value="5977.66666666667" calcext:value-type="float">
            <text:p>5977.6666666667</text:p>
          </table:table-cell>
          <table:table-cell table:formula="of:=AVERAGE(34303; 34943; 43551)" office:value-type="float" office:value="37599" calcext:value-type="float">
            <text:p>3759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Update</text:p>
          </table:table-cell>
          <table:table-cell table:formula="of:=[.C2]" office:value-type="float" office:value="10000" calcext:value-type="float">
            <text:p>10000</text:p>
          </table:table-cell>
          <table:table-cell/>
          <table:table-cell table:formula="of:=AVERAGE(1282.46958270488;981.014388489209;1053.21782985227)" office:value-type="float" office:value="1105.56726701545" calcext:value-type="float">
            <text:p>1105.5672670155</text:p>
          </table:table-cell>
          <table:table-cell table:formula="of:=AVERAGE(58;61;71)" office:value-type="float" office:value="63.3333333333333" calcext:value-type="float">
            <text:p>63.3333333333</text:p>
          </table:table-cell>
          <table:table-cell table:formula="of:=AVERAGE(146431;151039;92479)" office:value-type="float" office:value="129983" calcext:value-type="float">
            <text:p>129983</text:p>
          </table:table-cell>
          <table:table-cell table:formula="of:=AVERAGE(4519;3703;3857)" office:value-type="float" office:value="4026.33333333333" calcext:value-type="float">
            <text:p>4026.3333333333</text:p>
          </table:table-cell>
          <table:table-cell table:formula="of:=AVERAGE(14671;12327;14295)" office:value-type="float" office:value="13764.3333333333" calcext:value-type="float">
            <text:p>13764.3333333333</text:p>
          </table:table-cell>
        </table:table-row>
        <table:table-row table:style-name="ro1">
          <table:table-cell table:number-columns-repeated="2"/>
          <table:table-cell table:formula="of:=[.C3]" office:value-type="float" office:value="200000" calcext:value-type="float">
            <text:p>200000</text:p>
          </table:table-cell>
          <table:table-cell/>
          <table:table-cell table:formula="of:=AVERAGE(4496.55241732838; 3255.78297744961; 2784.02895102122)" office:value-type="float" office:value="3512.12144859974" calcext:value-type="float">
            <text:p>3512.1214485997</text:p>
          </table:table-cell>
          <table:table-cell table:formula="of:=AVERAGE(60; 58; 57)" office:value-type="float" office:value="58.3333333333333" calcext:value-type="float">
            <text:p>58.3333333333</text:p>
          </table:table-cell>
          <table:table-cell table:formula="of:=AVERAGE(169855; 142079; 156543)" office:value-type="float" office:value="156159" calcext:value-type="float">
            <text:p>156159</text:p>
          </table:table-cell>
          <table:table-cell table:formula="of:=AVERAGE(19967; 12975; 10967)" office:value-type="float" office:value="14636.3333333333" calcext:value-type="float">
            <text:p>14636.3333333333</text:p>
          </table:table-cell>
          <table:table-cell table:formula="of:=AVERAGE(52575; 48863; 40543)" office:value-type="float" office:value="47327" calcext:value-type="float">
            <text:p>47327</text:p>
          </table:table-cell>
        </table:table-row>
        <table:table-row table:style-name="ro1">
          <table:table-cell table:number-columns-repeated="2"/>
          <table:table-cell table:formula="of:=[.C4]" office:value-type="float" office:value="1000000" calcext:value-type="float">
            <text:p>1000000</text:p>
          </table:table-cell>
          <table:table-cell/>
          <table:table-cell table:formula="of:=AVERAGE(2356.06144469977;2339.60372820204;  2353.40140070035)" office:value-type="float" office:value="2349.68885786739" calcext:value-type="float">
            <text:p>2349.6888578674</text:p>
          </table:table-cell>
          <table:table-cell table:formula="of:=AVERAGE(61; 63; 60)" office:value-type="float" office:value="61.3333333333333" calcext:value-type="float">
            <text:p>61.3333333333</text:p>
          </table:table-cell>
          <table:table-cell table:formula="of:=AVERAGE(141311; 110719; 135807)" office:value-type="float" office:value="129279" calcext:value-type="float">
            <text:p>129279</text:p>
          </table:table-cell>
          <table:table-cell table:formula="of:=AVERAGE(7027; 7263; 6739)" office:value-type="float" office:value="7009.66666666667" calcext:value-type="float">
            <text:p>7009.6666666667</text:p>
          </table:table-cell>
          <table:table-cell table:formula="of:=AVERAGE(35839; 36831; 38463)" office:value-type="float" office:value="37044.3333333333" calcext:value-type="float">
            <text:p>37044.3333333333</text:p>
          </table:table-cell>
        </table:table-row>
        <table:table-row table:style-name="ro1">
          <table:table-cell table:number-columns-repeated="2"/>
          <table:table-cell table:formula="of:=[.C5]" office:value-type="float" office:value="10000000" calcext:value-type="float">
            <text:p>10000000</text:p>
          </table:table-cell>
          <table:table-cell/>
          <table:table-cell table:formula="of:=AVERAGE(2741.05291576674; 2529.60550458716; 2654.48847667229)" office:value-type="float" office:value="2641.71563234206" calcext:value-type="float">
            <text:p>2641.7156323421</text:p>
          </table:table-cell>
          <table:table-cell table:formula="of:=AVERAGE(67; 68; 64)" office:value-type="float" office:value="66.3333333333333" calcext:value-type="float">
            <text:p>66.3333333333</text:p>
          </table:table-cell>
          <table:table-cell table:formula="of:=AVERAGE(114175; 83007; 143743)" office:value-type="float" office:value="113641.666666667" calcext:value-type="float">
            <text:p>113641.666666667</text:p>
          </table:table-cell>
          <table:table-cell table:formula="of:=AVERAGE(7587; 7443; 8179)" office:value-type="float" office:value="7736.33333333333" calcext:value-type="float">
            <text:p>7736.3333333333</text:p>
          </table:table-cell>
          <table:table-cell table:formula="of:=AVERAGE(41215; 40831; 41279)" office:value-type="float" office:value="41108.3333333333" calcext:value-type="float">
            <text:p>41108.3333333333</text:p>
          </table:table-cell>
        </table:table-row>
        <table:table-row table:style-name="ro1" table:number-rows-repeated="32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=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 style:data-style-name="N2" text:time-value="12:42:16.8795389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08:29:56.552212322</meta:creation-date>
    <dc:date>2017-05-25T13:00:49.289370999</dc:date>
    <meta:editing-duration>PT5H38M25S</meta:editing-duration>
    <meta:editing-cycles>96</meta:editing-cycles>
    <meta:generator>LibreOffice/4.2.8.2$Linux_X86_64 LibreOffice_project/420m0$Build-2</meta:generator>
    <meta:document-statistic meta:table-count="1" meta:cell-count="86" meta:object-count="0"/>
  </office:meta>
</office:document-meta>
</file>